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EventXMLReader.handleEntityDeclaration( EntityDeclaration entityDecla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EventXMLReader.getAttributes( StartElem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xEventXMLReader.handleComment( Comment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EventXMLRead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handleProcessingInstruction( ProcessingInstruction p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XML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handleEndElement( EndElement end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xEventXMLReader.handle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XMLReader.handleDtd( DTD dt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EventXMLReader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handleEntityReference( EntityReference refer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EventXMLRead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handleStartDocument( final XML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taxEventXMLReader.parseInternal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taxEventXMLReader.handleCharacters( Characters charac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xEventXMLRead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XMLReader.StaxEventXMLReader( XMLEvent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EventXMLReader.handleStartElement( StartElement start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xEventXMLReader.handleNotationDeclaration( NotationDeclaration decla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